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4c9" officeooo:paragraph-rsid="000e84c9"/>
    </style:style>
    <style:style style:name="P2" style:family="paragraph" style:parent-style-name="Standard">
      <style:text-properties officeooo:rsid="00105b3d" officeooo:paragraph-rsid="00105b3d"/>
    </style:style>
    <style:style style:name="P3" style:family="paragraph" style:parent-style-name="Standard">
      <style:text-properties officeooo:rsid="001166d1" officeooo:paragraph-rsid="001166d1"/>
    </style:style>
    <style:style style:name="P4" style:family="paragraph" style:parent-style-name="Standard">
      <style:text-properties officeooo:rsid="0012da6d" officeooo:paragraph-rsid="0012da6d"/>
    </style:style>
    <style:style style:name="P5" style:family="paragraph" style:parent-style-name="Standard">
      <style:text-properties officeooo:rsid="0012da6d" officeooo:paragraph-rsid="0013dad8"/>
    </style:style>
    <style:style style:name="P6" style:family="paragraph" style:parent-style-name="Standard">
      <style:text-properties officeooo:rsid="0015949f" officeooo:paragraph-rsid="0015949f"/>
    </style:style>
    <style:style style:name="P7" style:family="paragraph" style:parent-style-name="Standard">
      <style:text-properties style:text-line-through-style="none" style:text-line-through-type="none" fo:font-style="normal" officeooo:rsid="00165cc8" officeooo:paragraph-rsid="00165cc8" style:font-style-asian="normal" style:font-style-complex="normal"/>
    </style:style>
    <style:style style:name="T1" style:family="text">
      <style:text-properties officeooo:rsid="000ff6ff"/>
    </style:style>
    <style:style style:name="T2" style:family="text">
      <style:text-properties officeooo:rsid="0013dad8"/>
    </style:style>
    <style:style style:name="T3" style:family="text">
      <style:text-properties officeooo:rsid="0014d7f7"/>
    </style:style>
    <style:style style:name="T4" style:family="text">
      <style:text-properties officeooo:rsid="00173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nn docker sudo will:s</text:p>
      <text:p text:style-name="P2">Sudo groupadd -f docker</text:p>
      <text:p text:style-name="P2">sudo usermod -aG docker $USER</text:p>
      <text:p text:style-name="P2">newgrp docker</text:p>
      <text:p text:style-name="P2">groups</text:p>
      <text:p text:style-name="P2"/>
      <text:p text:style-name="P1"/>
      <text:p text:style-name="P1">Sudo docker built -t name .</text:p>
      <text:p text:style-name="P1">Sudo docker run -<text:span text:style-name="T1">d</text:span>p 3000:3000 name</text:p>
      <text:p text:style-name="P1"><text:tab/>-d → detached (Hintergrund)</text:p>
      <text:p text:style-name="P1"><text:tab/>-p → Portmapping extern (Browser) : intern (docker)</text:p>
      <text:p text:style-name="P1"/>
      <text:p text:style-name="P1">../src/static/js/app.js</text:p>
      <text:p text:style-name="P1"><text:tab/>No items yet geändert</text:p>
      <text:p text:style-name="P1"/>
      <text:p text:style-name="P1">Englisches Docker: sengineapp</text:p>
      <text:p text:style-name="P1">Deutsches docker: sen<text:span text:style-name="T4">ginea</text:span>ppdeutsch</text:p>
      <text:p text:style-name="P6">Deutsches docker mit nodemon: sengineappdeutschnodemon</text:p>
      <text:p text:style-name="P1"/>
      <text:p text:style-name="P3">Volume: sevol</text:p>
      <text:p text:style-name="P3"/>
      <text:p text:style-name="P5"><text:span text:style-name="T2">docker run -</text:span><text:span text:style-name="T3">dp </text:span><text:span text:style-name="T2">3000</text:span>:3000 –name <text:span text:style-name="T2">PraktikumEnglisch </text:span>sengineapp</text:p>
      <text:p text:style-name="P3"/>
      <text:p text:style-name="P4">docker run -dp 300<text:span text:style-name="T2">1</text:span>:3000 –name <text:span text:style-name="T2">PraktikumDeutsch –mount type=volume,src=sevol,target=/etc/todos</text:span> sengineappdeutsch</text:p>
      <text:p text:style-name="P4"/>
      <text:p text:style-name="P7">docker run dp 3000:3000 w /app –mount type=bind,src=”$(pwd)”,target=/app node:18-alpine sh -c “yarn install &amp;&amp; yarn run dev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25:18.309168003</meta:creation-date>
    <dc:date>2023-04-19T08:49:41.138363277</dc:date>
    <meta:editing-duration>PT1H42M1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91" meta:character-count="706" meta:non-whitespace-character-count="630"/>
  </office:meta>
</office:document-meta>
</file>